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0.986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0.711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0.764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774cm"/>
    </style:style>
    <style:style style:name="co10" style:family="table-column">
      <style:table-column-properties fo:break-before="auto" style:column-width="0.7cm"/>
    </style:style>
    <style:style style:name="co11" style:family="table-column">
      <style:table-column-properties fo:break-before="auto" style:column-width="0.997cm"/>
    </style:style>
    <style:style style:name="co12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rogram verificatio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3" table:default-cell-style-name="Default"/>
        <table:table-column table:style-name="co1" table:number-columns-repeated="16356" table:default-cell-style-name="Default"/>
        <table:table-row table:style-name="ro1">
          <table:table-cell/>
          <table:table-cell office:value-type="string" calcext:value-type="string">
            <text:p>#O</text:p>
          </table:table-cell>
          <table:table-cell office:value-type="string" calcext:value-type="string">
            <text:p>#M</text:p>
          </table:table-cell>
          <table:table-cell office:value-type="string" calcext:value-type="string">
            <text:p>#OM</text:p>
          </table:table-cell>
          <table:table-cell office:value-type="string" calcext:value-type="string">
            <text:p>#LI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#Tr</text:p>
          </table:table-cell>
          <table:table-cell office:value-type="string" calcext:value-type="string">
            <text:p>#TY</text:p>
          </table:table-cell>
          <table:table-cell office:value-type="string" calcext:value-type="string">
            <text:p>#LTY</text:p>
          </table:table-cell>
          <table:table-cell office:value-type="string" calcext:value-type="string">
            <text:p>#A</text:p>
          </table:table-cell>
          <table:table-cell office:value-type="string" calcext:value-type="string">
            <text:p>#Tac-s</text:p>
          </table:table-cell>
          <table:table-cell office:value-type="string" calcext:value-type="string">
            <text:p>#Tac-n</text:p>
          </table:table-cell>
          <table:table-cell office:value-type="string" calcext:value-type="string">
            <text:p>#Tac-m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LoSm</text:p>
          </table:table-cell>
          <table:table-cell office:value-type="string" calcext:value-type="string">
            <text:p>LoA</text:p>
          </table:table-cell>
          <table:table-cell office:value-type="string" calcext:value-type="string">
            <text:p>LoA’</text:p>
          </table:table-cell>
          <table:table-cell office:value-type="string" calcext:value-type="string">
            <text:p>LoP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S/C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A-OM/C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T/C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Linked 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]+[.$C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3]-[.$D3]-[.$F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O3]/[.$U3]" office:value-type="float" office:value="0.5" calcext:value-type="float">
            <text:p>0.5</text:p>
          </table:table-cell>
          <table:table-cell table:formula="of:=[.$Q3]/[.$U3]" office:value-type="float" office:value="0.25" calcext:value-type="float">
            <text:p>0.25</text:p>
          </table:table-cell>
          <table:table-cell table:formula="of:=[.$R3] / [.U3]" office:value-type="float" office:value="0" calcext:value-type="float">
            <text:p>0</text:p>
          </table:table-cell>
          <table:table-cell table:formula="of:=[.$S3]/[.$U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Update-n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4]+[.$C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4]-[.$D4]-[.$F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O4]/[.$U4]" office:value-type="float" office:value="0.5" calcext:value-type="float">
            <text:p>0.5</text:p>
          </table:table-cell>
          <table:table-cell table:formula="of:=[.$Q4]/[.$U4]" office:value-type="float" office:value="0.25" calcext:value-type="float">
            <text:p>0.25</text:p>
          </table:table-cell>
          <table:table-cell table:formula="of:=[.$R4] / [.U4]" office:value-type="float" office:value="0" calcext:value-type="float">
            <text:p>0</text:p>
          </table:table-cell>
          <table:table-cell table:formula="of:=[.$S4]/[.$U4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ength-o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5]+[.$C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5]-[.$D5]-[.$F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O5]/[.$U5]" office:value-type="float" office:value="0.444444444444444" calcext:value-type="float">
            <text:p>0.444444444444444</text:p>
          </table:table-cell>
          <table:table-cell table:formula="of:=[.$Q5]/[.$U5]" office:value-type="float" office:value="0.222222222222222" calcext:value-type="float">
            <text:p>0.222222222222222</text:p>
          </table:table-cell>
          <table:table-cell table:formula="of:=[.$R5] / [.U5]" office:value-type="float" office:value="0" calcext:value-type="float">
            <text:p>0</text:p>
          </table:table-cell>
          <table:table-cell table:formula="of:=[.$S5]/[.$U5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verse_au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B6]+[.$C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6]-[.$D6]-[.$F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O6]/[.$U6]" office:value-type="float" office:value="0.8" calcext:value-type="float">
            <text:p>0.8</text:p>
          </table:table-cell>
          <table:table-cell table:formula="of:=[.$Q6]/[.$U6]" office:value-type="float" office:value="0.3" calcext:value-type="float">
            <text:p>0.3</text:p>
          </table:table-cell>
          <table:table-cell table:formula="of:=[.$R6] / [.U6]" office:value-type="float" office:value="0" calcext:value-type="float">
            <text:p>0</text:p>
          </table:table-cell>
          <table:table-cell table:formula="of:=[.$S6]/[.$U6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7]+[.$C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Q7]-[.$D7]-[.$F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O7]/[.$U7]" office:value-type="float" office:value="1.25" calcext:value-type="float">
            <text:p>1.25</text:p>
          </table:table-cell>
          <table:table-cell table:formula="of:=[.$Q7]/[.$U7]" office:value-type="float" office:value="0.25" calcext:value-type="float">
            <text:p>0.25</text:p>
          </table:table-cell>
          <table:table-cell table:formula="of:=[.$R7] / [.U7]" office:value-type="float" office:value="0" calcext:value-type="float">
            <text:p>0</text:p>
          </table:table-cell>
          <table:table-cell table:formula="of:=[.$S7]/[.$U7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AVERAGE([.B3:.B7])" office:value-type="float" office:value="1" calcext:value-type="float">
            <text:p>1</text:p>
          </table:table-cell>
          <table:table-cell table:style-name="ce1" table:formula="of:=AVERAGE([.C3:.C7])" office:value-type="float" office:value="1" calcext:value-type="float">
            <text:p>1</text:p>
          </table:table-cell>
          <table:table-cell table:style-name="ce1" table:formula="of:=AVERAGE([.D3:.D7])" office:value-type="float" office:value="2" calcext:value-type="float">
            <text:p>2</text:p>
          </table:table-cell>
          <table:table-cell table:style-name="ce1" table:formula="of:=AVERAGE([.E3:.E7])" office:value-type="float" office:value="0" calcext:value-type="float">
            <text:p>0</text:p>
          </table:table-cell>
          <table:table-cell table:style-name="ce1"/>
          <table:table-cell table:style-name="ce1" table:formula="of:=AVERAGE([.G3:.G7])" office:value-type="float" office:value="0" calcext:value-type="float">
            <text:p>0</text:p>
          </table:table-cell>
          <table:table-cell table:style-name="ce1" table:formula="of:=AVERAGE([.H3:.H7])" office:value-type="float" office:value="0" calcext:value-type="float">
            <text:p>0</text:p>
          </table:table-cell>
          <table:table-cell table:style-name="ce1"/>
          <table:table-cell table:style-name="ce1" table:formula="of:=AVERAGE([.J3:.J7])" office:value-type="float" office:value="0" calcext:value-type="float">
            <text:p>0</text:p>
          </table:table-cell>
          <table:table-cell table:style-name="ce1" table:formula="of:=AVERAGE([.K3:.K7])" office:value-type="float" office:value="0" calcext:value-type="float">
            <text:p>0</text:p>
          </table:table-cell>
          <table:table-cell table:style-name="ce1" table:formula="of:=AVERAGE([.L3:.L7])" office:value-type="float" office:value="0" calcext:value-type="float">
            <text:p>0</text:p>
          </table:table-cell>
          <table:table-cell table:style-name="ce1" table:formula="of:=AVERAGE([.M3:.M7])" office:value-type="float" office:value="0" calcext:value-type="float">
            <text:p>0</text:p>
          </table:table-cell>
          <table:table-cell table:style-name="ce1" table:formula="of:=SUM([.$N3:.$N7])" office:value-type="float" office:value="30" calcext:value-type="float">
            <text:p>30</text:p>
          </table:table-cell>
          <table:table-cell table:style-name="ce1" table:formula="of:=AVERAGE([.O3:.O7])" office:value-type="float" office:value="5" calcext:value-type="float">
            <text:p>5</text:p>
          </table:table-cell>
          <table:table-cell table:style-name="ce1"/>
          <table:table-cell table:style-name="ce1" table:formula="of:=SUM([.Q3:.Q7])" office:value-type="float" office:value="10" calcext:value-type="float">
            <text:p>10</text:p>
          </table:table-cell>
          <table:table-cell table:style-name="ce1" table:formula="of:=[.$Q8]-SUM([.$D3:.$D7])" office:value-type="float" office:value="0" calcext:value-type="float">
            <text:p>0</text:p>
          </table:table-cell>
          <table:table-cell table:style-name="ce1" table:formula="of:=SUM([.S3:.S7])" office:value-type="float" office:value="0" calcext:value-type="float">
            <text:p>0</text:p>
          </table:table-cell>
          <table:table-cell table:style-name="ce1"/>
          <table:table-cell table:style-name="ce1" table:formula="of:=SUM([.$U3:.$U7])" office:value-type="float" office:value="39" calcext:value-type="float">
            <text:p>39</text:p>
          </table:table-cell>
          <table:table-cell table:style-name="ce1" table:formula="of:=[.$O8]/[.$U8]" office:value-type="float" office:value="0.128205128205128" calcext:value-type="float">
            <text:p>0.128205128205128</text:p>
          </table:table-cell>
          <table:table-cell table:style-name="ce1" table:formula="of:=[.$Q8]/[.$U8]" office:value-type="float" office:value="0.256410256410256" calcext:value-type="float">
            <text:p>0.256410256410256</text:p>
          </table:table-cell>
          <table:table-cell table:style-name="ce1" table:formula="of:=[.$R8] / [.U8]" office:value-type="float" office:value="0" calcext:value-type="float">
            <text:p>0</text:p>
          </table:table-cell>
          <table:table-cell table:style-name="ce1" table:formula="of:=[.$S8]/[.$U8]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table:number-columns-repeated="21"/>
          <table:table-cell table:style-name="ce6" table:number-columns-repeated="2"/>
          <table:table-cell table:number-columns-repeated="16359"/>
        </table:table-row>
        <table:table-row table:style-name="ro1">
          <table:table-cell table:style-name="ce1" office:value-type="string" calcext:value-type="string">
            <text:p>Quicksor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$B10]+[.$C10]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$H10]-[.$E10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table:formula="of:=[.$Q10]-[.$D10]-[.$F10]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table:formula="of:=[.$O10]/[.$U10]" office:value-type="float" office:value="0.388888888888889" calcext:value-type="float">
            <text:p>0.388888888888889</text:p>
          </table:table-cell>
          <table:table-cell table:style-name="ce1" table:formula="of:=[.$Q10]/[.$U10]" office:value-type="float" office:value="0.333333333333333" calcext:value-type="float">
            <text:p>0.333333333333333</text:p>
          </table:table-cell>
          <table:table-cell table:style-name="ce1" table:formula="of:=[.$R10] / [.U10]" office:value-type="float" office:value="0" calcext:value-type="float">
            <text:p>0</text:p>
          </table:table-cell>
          <table:table-cell table:style-name="ce1" table:formula="of:=[.$S10]/[.$U10]" office:value-type="float" office:value="0.277777777777778" calcext:value-type="float">
            <text:p>0.277777777777778</text:p>
          </table:table-cell>
          <table:table-cell table:style-name="ce1" table:number-columns-repeated="16357"/>
        </table:table-row>
        <table:table-row table:style-name="ro1">
          <table:table-cell table:number-columns-repeated="8"/>
          <table:table-cell table:style-name="ce6"/>
          <table:table-cell table:number-columns-repeated="16373"/>
        </table:table-row>
        <table:table-row table:style-name="ro1">
          <table:table-cell office:value-type="string" calcext:value-type="string">
            <text:p>Strassen</text:p>
          </table:table-cell>
          <table:table-cell office:value-type="string" calcext:value-type="string">
            <text:p>group number: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style-name="ce6"/>
          <table:table-cell table:number-columns-repeated="16373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7"/>
          <table:table-cell table:style-name="ce6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zero_ma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14]+[.$C1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table:formula="of:=[.$H14]-[.$E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formula="of:= 2 + [.$Q13] / [.$E12]" office:value-type="float" office:value="2" calcext:value-type="float">
            <text:p>2</text:p>
          </table:table-cell>
          <table:table-cell table:formula="of:=[.$Q14]-[.$D14]-[.$F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O14]/[.$U14]" office:value-type="float" office:value="0.714285714285714" calcext:value-type="float">
            <text:p>0.714285714285714</text:p>
          </table:table-cell>
          <table:table-cell table:formula="of:=[.$Q14]/[.$U14]" office:value-type="float" office:value="0.285714285714286" calcext:value-type="float">
            <text:p>0.285714285714286</text:p>
          </table:table-cell>
          <table:table-cell table:formula="of:=[.$R14] / [.U14]" office:value-type="float" office:value="0" calcext:value-type="float">
            <text:p>0</text:p>
          </table:table-cell>
          <table:table-cell table:formula="of:=[.$S14]/[.$U14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w_m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15]+[.$C1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6" table:formula="of:=[.$H15]-[.$E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1 + [.$Q13] / [.$E12]" office:value-type="float" office:value="1" calcext:value-type="float">
            <text:p>1</text:p>
          </table:table-cell>
          <table:table-cell table:formula="of:=[.$Q15]-[.$D15]-[.$F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O15]/[.$U15]" office:value-type="float" office:value="1.33333333333333" calcext:value-type="float">
            <text:p>1.33333333333333</text:p>
          </table:table-cell>
          <table:table-cell table:formula="of:=[.$Q15]/[.$U15]" office:value-type="float" office:value="0.333333333333333" calcext:value-type="float">
            <text:p>0.333333333333333</text:p>
          </table:table-cell>
          <table:table-cell table:formula="of:=[.$R15] / [.U15]" office:value-type="float" office:value="0" calcext:value-type="float">
            <text:p>0</text:p>
          </table:table-cell>
          <table:table-cell table:formula="of:=[.$S15]/[.$U15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l_m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16]+[.$C1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6" table:formula="of:=[.$H16]-[.$E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 1 + [.$Q13] / [.$E12]" office:value-type="float" office:value="1" calcext:value-type="float">
            <text:p>1</text:p>
          </table:table-cell>
          <table:table-cell table:formula="of:=[.$Q16]-[.$D16]-[.$F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O16]/[.$U16]" office:value-type="float" office:value="1" calcext:value-type="float">
            <text:p>1</text:p>
          </table:table-cell>
          <table:table-cell table:formula="of:=[.$Q16]/[.$U16]" office:value-type="float" office:value="0.333333333333333" calcext:value-type="float">
            <text:p>0.333333333333333</text:p>
          </table:table-cell>
          <table:table-cell table:formula="of:=[.$R16] / [.U16]" office:value-type="float" office:value="0" calcext:value-type="float">
            <text:p>0</text:p>
          </table:table-cell>
          <table:table-cell table:formula="of:=[.$S16]/[.$U16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py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7]+[.$C1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7]-[.$E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table:formula="of:= 4 + [.$Q13] / [.$E12]" office:value-type="float" office:value="4" calcext:value-type="float">
            <text:p>4</text:p>
          </table:table-cell>
          <table:table-cell table:formula="of:=[.$Q17]-[.$D17]-[.$F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O17]/[.$U17]" office:value-type="float" office:value="1" calcext:value-type="float">
            <text:p>1</text:p>
          </table:table-cell>
          <table:table-cell table:formula="of:=[.$Q17]/[.$U17]" office:value-type="float" office:value="0.571428571428571" calcext:value-type="float">
            <text:p>0.571428571428571</text:p>
          </table:table-cell>
          <table:table-cell table:formula="of:=[.$R17] / [.U17]" office:value-type="float" office:value="0" calcext:value-type="float">
            <text:p>0</text:p>
          </table:table-cell>
          <table:table-cell table:formula="of:=[.$S17]/[.$U17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dd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8]+[.$C1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8]-[.$E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/>
          <table:table-cell table:formula="of:= 4 + [.$Q13] / [.$E12]" office:value-type="float" office:value="4" calcext:value-type="float">
            <text:p>4</text:p>
          </table:table-cell>
          <table:table-cell table:formula="of:=[.$Q18]-[.$D18]-[.$F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O18]/[.$U18]" office:value-type="float" office:value="1" calcext:value-type="float">
            <text:p>1</text:p>
          </table:table-cell>
          <table:table-cell table:formula="of:=[.$Q18]/[.$U18]" office:value-type="float" office:value="0.571428571428571" calcext:value-type="float">
            <text:p>0.571428571428571</text:p>
          </table:table-cell>
          <table:table-cell table:formula="of:=[.$R18] / [.U18]" office:value-type="float" office:value="0" calcext:value-type="float">
            <text:p>0</text:p>
          </table:table-cell>
          <table:table-cell table:formula="of:=[.$S18]/[.$U18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ub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9]+[.$C19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9]-[.$E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/>
          <table:table-cell table:formula="of:= 4 + [.$Q13] / [.$E12]" office:value-type="float" office:value="4" calcext:value-type="float">
            <text:p>4</text:p>
          </table:table-cell>
          <table:table-cell table:formula="of:=[.$Q19]-[.$D19]-[.$F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O19]/[.$U19]" office:value-type="float" office:value="1" calcext:value-type="float">
            <text:p>1</text:p>
          </table:table-cell>
          <table:table-cell table:formula="of:=[.$Q19]/[.$U19]" office:value-type="float" office:value="0.571428571428571" calcext:value-type="float">
            <text:p>0.571428571428571</text:p>
          </table:table-cell>
          <table:table-cell table:formula="of:=[.$R19] / [.U19]" office:value-type="float" office:value="0" calcext:value-type="float">
            <text:p>0</text:p>
          </table:table-cell>
          <table:table-cell table:formula="of:=[.$S19]/[.$U19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16382"/>
        </table:table-row>
        <table:table-row table:style-name="ro1">
          <table:table-cell office:value-type="string" calcext:value-type="string">
            <text:p>transformation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+[.$C21]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21]-[.$D21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strassen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formula="of:=[.$B22]+[.$C22]+[.$D21]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3+[.$K21]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15+[.$M21]" office:value-type="float" office:value="24" calcext:value-type="float">
            <text:p>24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formula="of:=19+[.$O21]" office:value-type="float" office:value="27" calcext:value-type="float">
            <text:p>27</text:p>
          </table:table-cell>
          <table:table-cell table:style-name="ce1"/>
          <table:table-cell table:style-name="ce1" table:formula="of:=15+[.$Q13] / [.$E12]+[.$Q21]" office:value-type="float" office:value="17" calcext:value-type="float">
            <text:p>17</text:p>
          </table:table-cell>
          <table:table-cell table:style-name="ce1" table:formula="of:=[.$Q22]-[.$D22]" office:value-type="float" office:value="11" calcext:value-type="float">
            <text:p>11</text:p>
          </table:table-cell>
          <table:table-cell table:style-name="ce1" table:formula="of:=22+[.$S21]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formula="of:=[.$O22]/[.$U22]" office:value-type="float" office:value="0.46551724137931" calcext:value-type="float">
            <text:p>0.46551724137931</text:p>
          </table:table-cell>
          <table:table-cell table:style-name="ce1" table:formula="of:=[.$Q22]/[.$U22]" office:value-type="float" office:value="0.293103448275862" calcext:value-type="float">
            <text:p>0.293103448275862</text:p>
          </table:table-cell>
          <table:table-cell table:style-name="ce1" table:formula="of:=[.$R22] / [.U22]" office:value-type="float" office:value="0.189655172413793" calcext:value-type="float">
            <text:p>0.189655172413793</text:p>
          </table:table-cell>
          <table:table-cell table:style-name="ce1" table:formula="of:=[.$S22]/[.$U22]" office:value-type="float" office:value="0.431034482758621" calcext:value-type="float">
            <text:p>0.431034482758621</text:p>
          </table:table-cell>
          <table:table-cell table:style-name="ce1" table:formula="of:=[.$T22]/[.$U22]" office:value-type="float" office:value="0" calcext:value-type="float">
            <text:p>0</text:p>
          </table:table-cell>
          <table:table-cell table:style-name="ce1" table:number-columns-repeated="16356"/>
        </table:table-row>
        <table:table-row table:style-name="ro1">
          <table:table-cell office:value-type="string" calcext:value-type="string">
            <text:p>strassen_mu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B23]+[.$C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??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$Q13] / [.$E12]" office:value-type="float" office:value="0" calcext:value-type="float">
            <text:p>0</text:p>
          </table:table-cell>
          <table:table-cell table:formula="of:=[.$Q23]-[.$D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O23]/[.$U23]" office:value-type="float" office:value="0.857142857142857" calcext:value-type="float">
            <text:p>0.857142857142857</text:p>
          </table:table-cell>
          <table:table-cell table:formula="of:=[.$Q23]/[.$U23]" office:value-type="float" office:value="0" calcext:value-type="float">
            <text:p>0</text:p>
          </table:table-cell>
          <table:table-cell table:formula="of:=[.$R23] / [.U23]" office:value-type="float" office:value="0" calcext:value-type="float">
            <text:p>0</text:p>
          </table:table-cell>
          <table:table-cell table:formula="of:=[.$S23]/[.$U2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Average mat ops</text:p>
          </table:table-cell>
          <table:table-cell table:style-name="ce1" table:formula="of:=AVERAGE([.$B14:.$B19])" office:value-type="float" office:value="1.33333333333333" calcext:value-type="float">
            <text:p>1.33333333333333</text:p>
          </table:table-cell>
          <table:table-cell table:style-name="ce1" table:formula="of:=AVERAGE([.$C14:.$C19])" office:value-type="float" office:value="1.33333333333333" calcext:value-type="float">
            <text:p>1.33333333333333</text:p>
          </table:table-cell>
          <table:table-cell table:style-name="ce1" table:formula="of:=AVERAGE([.$D14:.$D19])" office:value-type="float" office:value="2.66666666666667" calcext:value-type="float">
            <text:p>2.66666666666667</text:p>
          </table:table-cell>
          <table:table-cell table:style-name="ce1" table:formula="of:=AVERAGE([.$E14:.$E19])" office:value-type="float" office:value="1.33333333333333" calcext:value-type="float">
            <text:p>1.33333333333333</text:p>
          </table:table-cell>
          <table:table-cell table:style-name="ce1"/>
          <table:table-cell table:style-name="ce1" table:formula="of:=SUM([.$G14:.$G19])" office:value-type="float" office:value="1" calcext:value-type="float">
            <text:p>1</text:p>
          </table:table-cell>
          <table:table-cell table:style-name="ce1" table:formula="of:=SUM([.$H14:.$H19])" office:value-type="float" office:value="8" calcext:value-type="float">
            <text:p>8</text:p>
          </table:table-cell>
          <table:table-cell table:style-name="ce1" table:formula="of:=SUM([.$I14:.$I19])" office:value-type="float" office:value="0" calcext:value-type="float">
            <text:p>0</text:p>
          </table:table-cell>
          <table:table-cell table:style-name="ce1" table:formula="of:=SUM([.$J14:.$J19])" office:value-type="float" office:value="0" calcext:value-type="float">
            <text:p>0</text:p>
          </table:table-cell>
          <table:table-cell table:style-name="ce1" table:formula="of:=SUM([.$K14:.$K19])" office:value-type="float" office:value="0" calcext:value-type="float">
            <text:p>0</text:p>
          </table:table-cell>
          <table:table-cell table:style-name="ce1" table:formula="of:=SUM([.$L14:.$L19])" office:value-type="float" office:value="0" calcext:value-type="float">
            <text:p>0</text:p>
          </table:table-cell>
          <table:table-cell table:style-name="ce1" table:formula="of:=SUM([.$M13:.$M19])" office:value-type="float" office:value="4" calcext:value-type="float">
            <text:p>4</text:p>
          </table:table-cell>
          <table:table-cell table:style-name="ce1" table:formula="of:=SUM([.$N14:.$N19])" office:value-type="float" office:value="64" calcext:value-type="float">
            <text:p>64</text:p>
          </table:table-cell>
          <table:table-cell table:style-name="ce1" table:formula="of:=AVERAGE([.$O14:.$O19])" office:value-type="float" office:value="5.5" calcext:value-type="float">
            <text:p>5.5</text:p>
          </table:table-cell>
          <table:table-cell table:style-name="ce1"/>
          <table:table-cell table:style-name="ce1" table:formula="of:=SUM([.$Q14:.$Q19])" office:value-type="float" office:value="16" calcext:value-type="float">
            <text:p>16</text:p>
          </table:table-cell>
          <table:table-cell table:style-name="ce1" table:formula="of:=SUM([.$R14:.$R19])" office:value-type="float" office:value="0" calcext:value-type="float">
            <text:p>0</text:p>
          </table:table-cell>
          <table:table-cell table:style-name="ce1" table:formula="of:=SUM([.$S13:.$S19])" office:value-type="float" office:value="2" calcext:value-type="float">
            <text:p>2</text:p>
          </table:table-cell>
          <table:table-cell table:style-name="ce1"/>
          <table:table-cell table:style-name="ce1" table:formula="of:=SUM([.$U14:.$U19])" office:value-type="float" office:value="34" calcext:value-type="float">
            <text:p>34</text:p>
          </table:table-cell>
          <table:table-cell table:style-name="ce1" table:formula="of:=[.$O24]/[.$U24]" office:value-type="float" office:value="0.161764705882353" calcext:value-type="float">
            <text:p>0.161764705882353</text:p>
          </table:table-cell>
          <table:table-cell table:style-name="ce1" table:formula="of:=[.$Q24]/[.$U24]" office:value-type="float" office:value="0.470588235294118" calcext:value-type="float">
            <text:p>0.470588235294118</text:p>
          </table:table-cell>
          <table:table-cell table:style-name="ce1" table:formula="of:=[.$R24] / [.U24]" office:value-type="float" office:value="0" calcext:value-type="float">
            <text:p>0</text:p>
          </table:table-cell>
          <table:table-cell table:style-name="ce1" table:formula="of:=[.$S24]/[.$U24]" office:value-type="float" office:value="0.0588235294117647" calcext:value-type="float">
            <text:p>0.0588235294117647</text:p>
          </table:table-cell>
          <table:table-cell table:style-name="ce1" table:number-columns-repeated="16357"/>
        </table:table-row>
        <table:table-row table:style-name="ro1" table:number-rows-repeated="3">
          <table:table-cell table:number-columns-repeated="16382"/>
        </table:table-row>
        <table:table-row table:style-name="ro1">
          <table:table-cell office:value-type="string" calcext:value-type="string">
            <text:p>Dynamic Arra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et_dynar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0]+[.$C30]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0]-[.$E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30]-[.$D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O30]/[.$U30]" office:value-type="float" office:value="1" calcext:value-type="float">
            <text:p>1</text:p>
          </table:table-cell>
          <table:table-cell table:formula="of:=[.$Q30]/[.$U30]" office:value-type="float" office:value="0.666666666666667" calcext:value-type="float">
            <text:p>0.666666666666667</text:p>
          </table:table-cell>
          <table:table-cell table:formula="of:=[.$R30] / [.$U30]" office:value-type="float" office:value="0" calcext:value-type="float">
            <text:p>0</text:p>
          </table:table-cell>
          <table:table-cell table:formula="of:=[.$S30]/[.$U30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t_dynar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1]+[.$C31]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1]-[.$E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31]-[.$D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O31]/[.$U31]" office:value-type="float" office:value="1" calcext:value-type="float">
            <text:p>1</text:p>
          </table:table-cell>
          <table:table-cell table:formula="of:=[.$Q31]/[.$U31]" office:value-type="float" office:value="0.666666666666667" calcext:value-type="float">
            <text:p>0.666666666666667</text:p>
          </table:table-cell>
          <table:table-cell table:formula="of:=[.$R31] / [.$U31]" office:value-type="float" office:value="0" calcext:value-type="float">
            <text:p>0</text:p>
          </table:table-cell>
          <table:table-cell table:formula="of:=[.$S31]/[.$U31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ush_dynar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B32]+[.$C32]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2]-[.$E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32]-[.$D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O32]/[.$U32]" office:value-type="float" office:value="0.1875" calcext:value-type="float">
            <text:p>0.1875</text:p>
          </table:table-cell>
          <table:table-cell table:formula="of:=[.$Q32]/[.$U32]" office:value-type="float" office:value="0.1875" calcext:value-type="float">
            <text:p>0.1875</text:p>
          </table:table-cell>
          <table:table-cell table:formula="of:=[.$R32] / [.$U32]" office:value-type="float" office:value="0" calcext:value-type="float">
            <text:p>0</text:p>
          </table:table-cell>
          <table:table-cell table:formula="of:=[.$S32]/[.$U32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op_dynar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B33]+[.$C33]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3]-[.$E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33]-[.$D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O33]/[.$U33]" office:value-type="float" office:value="0.214285714285714" calcext:value-type="float">
            <text:p>0.214285714285714</text:p>
          </table:table-cell>
          <table:table-cell table:formula="of:=[.$Q33]/[.$U33]" office:value-type="float" office:value="0.214285714285714" calcext:value-type="float">
            <text:p>0.214285714285714</text:p>
          </table:table-cell>
          <table:table-cell table:formula="of:=[.$R33] / [.$U33]" office:value-type="float" office:value="0" calcext:value-type="float">
            <text:p>0</text:p>
          </table:table-cell>
          <table:table-cell table:formula="of:=[.$S33]/[.$U3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w_dynar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34]+[.$C34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4]-[.$E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Q34]-[.$D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O34]/[.$U34]" office:value-type="float" office:value="0.4" calcext:value-type="float">
            <text:p>0.4</text:p>
          </table:table-cell>
          <table:table-cell table:formula="of:=[.$Q34]/[.$U34]" office:value-type="float" office:value="0.2" calcext:value-type="float">
            <text:p>0.2</text:p>
          </table:table-cell>
          <table:table-cell table:formula="of:=[.$R34] / [.$U34]" office:value-type="float" office:value="0" calcext:value-type="float">
            <text:p>0</text:p>
          </table:table-cell>
          <table:table-cell table:formula="of:=[.$S34]/[.$U34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l_dynar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35]+[.$C35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5]-[.$E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Q35]-[.$D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O35]/[.$U35]" office:value-type="float" office:value="0.5" calcext:value-type="float">
            <text:p>0.5</text:p>
          </table:table-cell>
          <table:table-cell table:formula="of:=[.$Q35]/[.$U35]" office:value-type="float" office:value="0.25" calcext:value-type="float">
            <text:p>0.25</text:p>
          </table:table-cell>
          <table:table-cell table:formula="of:=[.$R35] / [.$U35]" office:value-type="float" office:value="0" calcext:value-type="float">
            <text:p>0</text:p>
          </table:table-cell>
          <table:table-cell table:formula="of:=[.$S35]/[.$U35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$B30:.$B35])" office:value-type="float" office:value="0.833333333333333" calcext:value-type="float">
            <text:p>0.833333333333333</text:p>
          </table:table-cell>
          <table:table-cell table:style-name="ce1" table:formula="of:=AVERAGE([.$C30:.$C35])" office:value-type="float" office:value="1.16666666666667" calcext:value-type="float">
            <text:p>1.16666666666667</text:p>
          </table:table-cell>
          <table:table-cell table:style-name="ce1" table:formula="of:=AVERAGE([.$D30:.$D35])" office:value-type="float" office:value="2" calcext:value-type="float">
            <text:p>2</text:p>
          </table:table-cell>
          <table:table-cell table:style-name="ce1" table:formula="of:=AVERAGE([.$E30:.$E35])" office:value-type="float" office:value="0" calcext:value-type="float">
            <text:p>0</text:p>
          </table:table-cell>
          <table:table-cell table:style-name="ce1" table:number-columns-repeated="3"/>
          <table:table-cell table:style-name="ce1" table:formula="of:=[.$H36]-[.$E36]" office:value-type="float" office:value="0" calcext:value-type="float">
            <text:p>0</text:p>
          </table:table-cell>
          <table:table-cell table:style-name="ce1" table:number-columns-repeated="4"/>
          <table:table-cell table:style-name="ce1" table:formula="of:=SUM([.$N30:.$N35])" office:value-type="float" office:value="74" calcext:value-type="float">
            <text:p>74</text:p>
          </table:table-cell>
          <table:table-cell table:style-name="ce1" table:formula="of:=SUM([.$O30:.$O35])" office:value-type="float" office:value="16" calcext:value-type="float">
            <text:p>16</text:p>
          </table:table-cell>
          <table:table-cell table:style-name="ce1"/>
          <table:table-cell table:style-name="ce1" table:formula="of:=SUM([.$Q30:.$Q35])" office:value-type="float" office:value="12" calcext:value-type="float">
            <text:p>12</text:p>
          </table:table-cell>
          <table:table-cell table:style-name="ce1" table:formula="of:=[.$Q36]-SUM([.$D30:.$D35])" office:value-type="float" office:value="0" calcext:value-type="float">
            <text:p>0</text:p>
          </table:table-cell>
          <table:table-cell table:style-name="ce1" table:formula="of:=AVERAGE([.$S30:.$S35])" office:value-type="float" office:value="0" calcext:value-type="float">
            <text:p>0</text:p>
          </table:table-cell>
          <table:table-cell table:style-name="ce1"/>
          <table:table-cell table:style-name="ce1" table:formula="of:=SUM([.$U30:.$U35])" office:value-type="float" office:value="45" calcext:value-type="float">
            <text:p>45</text:p>
          </table:table-cell>
          <table:table-cell table:style-name="ce1" table:formula="of:=[.$O36]/[.$U36]" office:value-type="float" office:value="0.355555555555556" calcext:value-type="float">
            <text:p>0.355555555555556</text:p>
          </table:table-cell>
          <table:table-cell table:style-name="ce1" table:formula="of:=[.$Q36]/[.$U36]" office:value-type="float" office:value="0.266666666666667" calcext:value-type="float">
            <text:p>0.266666666666667</text:p>
          </table:table-cell>
          <table:table-cell table:style-name="ce1" table:formula="of:=[.$R36] / [.$U36]" office:value-type="float" office:value="0" calcext:value-type="float">
            <text:p>0</text:p>
          </table:table-cell>
          <table:table-cell table:style-name="ce1" table:formula="of:=[.$S36]/[.$U36]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table:number-columns-repeated="17"/>
          <table:table-cell table:formula="of:=[.$Q37]-[.$D37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17"/>
          <table:table-cell table:formula="of:=[.$Q38]-[.$D38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Bin-Tree</text:p>
          </table:table-cell>
          <table:table-cell table:number-columns-repeated="16"/>
          <table:table-cell table:formula="of:=[.$Q39]-[.$D39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2"/>
          <table:table-cell table:formula="of:=[.$B40]+[.$C40]" office:value-type="float" office:value="0" calcext:value-type="float">
            <text:p>0</text:p>
          </table:table-cell>
          <table:table-cell table:number-columns-repeated="4"/>
          <table:table-cell table:formula="of:=[.$H40]-[.$E40]" office:value-type="float" office:value="0" calcext:value-type="float">
            <text:p>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  <table:table-cell table:formula="of:=[.$Q40]-[.$D40]" office:value-type="float" office:value="0" calcext:value-type="float">
            <text:p>0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lookup_bintre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$B41]+[.$C41]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1]-[.$E4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$Q41]-[.$D4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O41]/[.$U41]" office:value-type="float" office:value="0.5" calcext:value-type="float">
            <text:p>0.5</text:p>
          </table:table-cell>
          <table:table-cell table:formula="of:=[.$Q41]/[.$U41]" office:value-type="float" office:value="0.625" calcext:value-type="float">
            <text:p>0.625</text:p>
          </table:table-cell>
          <table:table-cell table:formula="of:=[.$R41] / [.$U41]" office:value-type="float" office:value="0.125" calcext:value-type="float">
            <text:p>0.125</text:p>
          </table:table-cell>
          <table:table-cell table:formula="of:=[.$S41]/[.$U41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fined_bintre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$B42]+[.$C42]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2]-[.$E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$Q42]-[.$D4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O42]/[.$U42]" office:value-type="float" office:value="0.333333333333333" calcext:value-type="float">
            <text:p>0.333333333333333</text:p>
          </table:table-cell>
          <table:table-cell table:formula="of:=[.$Q42]/[.$U42]" office:value-type="float" office:value="0.555555555555556" calcext:value-type="float">
            <text:p>0.555555555555556</text:p>
          </table:table-cell>
          <table:table-cell table:formula="of:=[.$R42] / [.$U42]" office:value-type="float" office:value="0.111111111111111" calcext:value-type="float">
            <text:p>0.111111111111111</text:p>
          </table:table-cell>
          <table:table-cell table:formula="of:=[.$S42]/[.$U42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sert_bintr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$B43]+[.$C43]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3]-[.$E4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$Q43]-[.$D4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O43]/[.$U43]" office:value-type="float" office:value="0.315789473684211" calcext:value-type="float">
            <text:p>0.315789473684211</text:p>
          </table:table-cell>
          <table:table-cell table:formula="of:=[.$Q43]/[.$U43]" office:value-type="float" office:value="0.315789473684211" calcext:value-type="float">
            <text:p>0.315789473684211</text:p>
          </table:table-cell>
          <table:table-cell table:formula="of:=[.$R43] / [.$U43]" office:value-type="float" office:value="0.0526315789473684" calcext:value-type="float">
            <text:p>0.0526315789473684</text:p>
          </table:table-cell>
          <table:table-cell table:formula="of:=[.$S43]/[.$U4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AVERAGE([.$B41:.$B43])" office:value-type="float" office:value="1" calcext:value-type="float">
            <text:p>1</text:p>
          </table:table-cell>
          <table:table-cell table:style-name="ce1" table:formula="of:=AVERAGE([.$C41:.$C43])" office:value-type="float" office:value="3.33333333333333" calcext:value-type="float">
            <text:p>3.33333333333333</text:p>
          </table:table-cell>
          <table:table-cell table:style-name="ce1" table:formula="of:=AVERAGE([.$D41:.$D43])" office:value-type="float" office:value="4.33333333333333" calcext:value-type="float">
            <text:p>4.33333333333333</text:p>
          </table:table-cell>
          <table:table-cell table:style-name="ce1" table:formula="of:=AVERAGE([.$E41:.$E43])" office:value-type="float" office:value="0" calcext:value-type="float">
            <text:p>0</text:p>
          </table:table-cell>
          <table:table-cell table:style-name="ce1" table:formula="of:=AVERAGE([.$F41:.$F43])" office:value-type="float" office:value="0" calcext:value-type="float">
            <text:p>0</text:p>
          </table:table-cell>
          <table:table-cell table:style-name="ce1" table:formula="of:=AVERAGE([.$G41:.$G43])" office:value-type="float" office:value="0" calcext:value-type="float">
            <text:p>0</text:p>
          </table:table-cell>
          <table:table-cell table:style-name="ce1" table:formula="of:=AVERAGE([.$H41:.$H43])" office:value-type="float" office:value="0" calcext:value-type="float">
            <text:p>0</text:p>
          </table:table-cell>
          <table:table-cell table:style-name="ce1" table:formula="of:=AVERAGE([.$I41:.$I43])" office:value-type="float" office:value="0" calcext:value-type="float">
            <text:p>0</text:p>
          </table:table-cell>
          <table:table-cell table:style-name="ce1" table:formula="of:=AVERAGE([.$J41:.$J43])" office:value-type="float" office:value="0" calcext:value-type="float">
            <text:p>0</text:p>
          </table:table-cell>
          <table:table-cell table:style-name="ce1" table:formula="of:=AVERAGE([.$K41:.$K43])" office:value-type="float" office:value="0" calcext:value-type="float">
            <text:p>0</text:p>
          </table:table-cell>
          <table:table-cell table:style-name="ce1" table:formula="of:=AVERAGE([.$L41:.$L43])" office:value-type="float" office:value="0" calcext:value-type="float">
            <text:p>0</text:p>
          </table:table-cell>
          <table:table-cell table:style-name="ce1" table:formula="of:=AVERAGE([.$M41:.$M43])" office:value-type="float" office:value="0" calcext:value-type="float">
            <text:p>0</text:p>
          </table:table-cell>
          <table:table-cell table:style-name="ce1" table:formula="of:=SUM([.$N41:.$N43])" office:value-type="float" office:value="66" calcext:value-type="float">
            <text:p>66</text:p>
          </table:table-cell>
          <table:table-cell table:style-name="ce1" table:formula="of:=SUM([.$O41:.$O43])" office:value-type="float" office:value="13" calcext:value-type="float">
            <text:p>13</text:p>
          </table:table-cell>
          <table:table-cell table:style-name="ce1" table:formula="of:=SUM([.$P41:.$P43])" office:value-type="float" office:value="22" calcext:value-type="float">
            <text:p>22</text:p>
          </table:table-cell>
          <table:table-cell table:style-name="ce1" table:formula="of:=SUM([.$Q41:.$Q43])" office:value-type="float" office:value="16" calcext:value-type="float">
            <text:p>16</text:p>
          </table:table-cell>
          <table:table-cell table:style-name="ce1" table:formula="of:=SUM([.$R41:.$R43])" office:value-type="float" office:value="3" calcext:value-type="float">
            <text:p>3</text:p>
          </table:table-cell>
          <table:table-cell table:style-name="ce1" table:formula="of:=SUM([.$S41:.$S43])" office:value-type="float" office:value="0" calcext:value-type="float">
            <text:p>0</text:p>
          </table:table-cell>
          <table:table-cell table:style-name="ce1"/>
          <table:table-cell table:style-name="ce1" table:formula="of:=SUM([.$U41:.$U43])" office:value-type="float" office:value="36" calcext:value-type="float">
            <text:p>36</text:p>
          </table:table-cell>
          <table:table-cell table:style-name="ce1" table:formula="of:=[.$O44]/[.$U44]" office:value-type="float" office:value="0.361111111111111" calcext:value-type="float">
            <text:p>0.361111111111111</text:p>
          </table:table-cell>
          <table:table-cell table:style-name="ce1" table:formula="of:=[.$Q44]/[.$U44]" office:value-type="float" office:value="0.444444444444444" calcext:value-type="float">
            <text:p>0.444444444444444</text:p>
          </table:table-cell>
          <table:table-cell table:style-name="ce1" table:formula="of:=[.$R44] / [.$U44]" office:value-type="float" office:value="0.0833333333333333" calcext:value-type="float">
            <text:p>0.0833333333333333</text:p>
          </table:table-cell>
          <table:table-cell table:style-name="ce1" table:formula="of:=[.$S44]/[.$U44]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table:number-columns-repeated="3"/>
          <table:table-cell table:formula="of:=[.$B45]+[.$C45]" office:value-type="float" office:value="0" calcext:value-type="float">
            <text:p>0</text:p>
          </table:table-cell>
          <table:table-cell table:number-columns-repeated="4"/>
          <table:table-cell table:formula="of:=[.$H45]-[.$E45]" office:value-type="float" office:value="0" calcext:value-type="float">
            <text:p>0</text:p>
          </table:table-cell>
          <table:table-cell table:number-columns-repeated="8"/>
          <table:table-cell table:formula="of:=[.$Q45]-[.$D45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VL</text:p>
          </table:table-cell>
          <table:table-cell table:number-columns-repeated="2"/>
          <table:table-cell table:formula="of:=[.$B46]+[.$C46]" office:value-type="float" office:value="0" calcext:value-type="float">
            <text:p>0</text:p>
          </table:table-cell>
          <table:table-cell table:number-columns-repeated="4"/>
          <table:table-cell table:formula="of:=[.$H46]-[.$E46]" office:value-type="float" office:value="0" calcext:value-type="float">
            <text:p>0</text:p>
          </table:table-cell>
          <table:table-cell table:number-columns-repeated="8"/>
          <table:table-cell table:formula="of:=[.$Q46]-[.$D46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aintain_i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$B47]+[.$C47]"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7]-[.$E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$Q47]-[.$D47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$O47]/[.$U47]" office:value-type="float" office:value="0.193548387096774" calcext:value-type="float">
            <text:p>0.193548387096774</text:p>
          </table:table-cell>
          <table:table-cell table:formula="of:=[.$Q47]/[.$U47]" office:value-type="float" office:value="0.258064516129032" calcext:value-type="float">
            <text:p>0.258064516129032</text:p>
          </table:table-cell>
          <table:table-cell table:formula="of:=[.$R47] / [.$U47]" office:value-type="float" office:value="0" calcext:value-type="float">
            <text:p>0</text:p>
          </table:table-cell>
          <table:table-cell table:formula="of:=[.$S47]/[.$U47]" office:value-type="float" office:value="0.0967741935483871" calcext:value-type="float">
            <text:p>0.0967741935483871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ight_o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48]+[.$C48]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8]-[.$E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$Q48]-[.$D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O48]/[.$U48]" office:value-type="float" office:value="0" calcext:value-type="float">
            <text:p>0</text:p>
          </table:table-cell>
          <table:table-cell table:formula="of:=[.$Q48]/[.$U48]" office:value-type="float" office:value="0.333333333333333" calcext:value-type="float">
            <text:p>0.333333333333333</text:p>
          </table:table-cell>
          <table:table-cell table:formula="of:=[.$R48] / [.$U48]" office:value-type="float" office:value="0" calcext:value-type="float">
            <text:p>0</text:p>
          </table:table-cell>
          <table:table-cell table:formula="of:=[.$S48]/[.$U48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sert_avl_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$B49]+[.$C49]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9]-[.$E4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Q49]-[.$D49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O49]/[.$U49]" office:value-type="float" office:value="0" calcext:value-type="float">
            <text:p>0</text:p>
          </table:table-cell>
          <table:table-cell table:formula="of:=[.$Q49]/[.$U49]" office:value-type="float" office:value="0.2" calcext:value-type="float">
            <text:p>0.2</text:p>
          </table:table-cell>
          <table:table-cell table:formula="of:=[.$R49] / [.$U49]" office:value-type="float" office:value="0" calcext:value-type="float">
            <text:p>0</text:p>
          </table:table-cell>
          <table:table-cell table:formula="of:=[.$S49]/[.$U49]" office:value-type="float" office:value="0.24" calcext:value-type="float">
            <text:p>0.24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AVERAGE([.$B47:.$B49])" office:value-type="float" office:value="2.33333333333333" calcext:value-type="float">
            <text:p>2.33333333333333</text:p>
          </table:table-cell>
          <table:table-cell table:style-name="ce1" table:formula="of:=AVERAGE([.$C47:.$C49])" office:value-type="float" office:value="5.33333333333333" calcext:value-type="float">
            <text:p>5.33333333333333</text:p>
          </table:table-cell>
          <table:table-cell table:style-name="ce1" table:formula="of:=AVERAGE([.$D47:.$D49])" office:value-type="float" office:value="7.66666666666667" calcext:value-type="float">
            <text:p>7.66666666666667</text:p>
          </table:table-cell>
          <table:table-cell table:style-name="ce1" table:number-columns-repeated="4"/>
          <table:table-cell table:style-name="ce1" table:formula="of:=[.$H50]-[.$E50]" office:value-type="float" office:value="0" calcext:value-type="float">
            <text:p>0</text:p>
          </table:table-cell>
          <table:table-cell table:style-name="ce1"/>
          <table:table-cell table:style-name="ce1" table:formula="of:=SUM([.$K47:.$K49])" office:value-type="float" office:value="1" calcext:value-type="float">
            <text:p>1</text:p>
          </table:table-cell>
          <table:table-cell table:style-name="ce1" table:formula="of:=SUM([.$L47:.$L49])" office:value-type="float" office:value="6" calcext:value-type="float">
            <text:p>6</text:p>
          </table:table-cell>
          <table:table-cell table:style-name="ce1" table:formula="of:=SUM([.$M47:.$M49])" office:value-type="float" office:value="11" calcext:value-type="float">
            <text:p>11</text:p>
          </table:table-cell>
          <table:table-cell table:style-name="ce1" table:formula="of:=SUM([.$N47:.$N49])" office:value-type="float" office:value="156" calcext:value-type="float">
            <text:p>156</text:p>
          </table:table-cell>
          <table:table-cell table:style-name="ce1" table:number-columns-repeated="2"/>
          <table:table-cell table:style-name="ce1" table:formula="of:=SUM([.$Q47:.$Q49])" office:value-type="float" office:value="23" calcext:value-type="float">
            <text:p>23</text:p>
          </table:table-cell>
          <table:table-cell table:style-name="ce1" table:formula="of:=[.$Q50]-SUM([.$D47:.$D49])" office:value-type="float" office:value="0" calcext:value-type="float">
            <text:p>0</text:p>
          </table:table-cell>
          <table:table-cell table:style-name="ce1" table:formula="of:=SUM([.$S47:.$S49])" office:value-type="float" office:value="12" calcext:value-type="float">
            <text:p>12</text:p>
          </table:table-cell>
          <table:table-cell table:style-name="ce1"/>
          <table:table-cell table:style-name="ce1" table:formula="of:=SUM([.$U47:.$U49])" office:value-type="float" office:value="93" calcext:value-type="float">
            <text:p>93</text:p>
          </table:table-cell>
          <table:table-cell table:style-name="ce1" table:formula="of:=[.$O50]/[.$U50]" office:value-type="float" office:value="0" calcext:value-type="float">
            <text:p>0</text:p>
          </table:table-cell>
          <table:table-cell table:style-name="ce1" table:formula="of:=[.$Q50]/[.$U50]" office:value-type="float" office:value="0.247311827956989" calcext:value-type="float">
            <text:p>0.247311827956989</text:p>
          </table:table-cell>
          <table:table-cell table:style-name="ce1" table:formula="of:=[.$R50] / [.$U50]" office:value-type="float" office:value="0" calcext:value-type="float">
            <text:p>0</text:p>
          </table:table-cell>
          <table:table-cell table:style-name="ce1" table:formula="of:=[.$S50]/[.$U50]" office:value-type="float" office:value="0.129032258064516" calcext:value-type="float">
            <text:p>0.129032258064516</text:p>
          </table:table-cell>
          <table:table-cell table:style-name="ce1" table:formula="of:=[.$T40]/SUM([.$U44];[.$U50])" office:value-type="float" office:value="0.984496124031008" calcext:value-type="float">
            <text:p>0.984496124031008</text:p>
          </table:table-cell>
          <table:table-cell table:style-name="ce1" table:number-columns-repeated="16356"/>
        </table:table-row>
        <table:table-row table:style-name="ro1">
          <table:table-cell table:number-columns-repeated="17"/>
          <table:table-cell table:formula="of:=[.$Q51]-[.$D51]" office:value-type="float" office:value="0" calcext:value-type="float">
            <text:p>0</text:p>
          </table:table-cell>
          <table:table-cell table:number-columns-repeated="16364"/>
        </table:table-row>
        <table:table-row table:style-name="ro1" table:number-rows-repeated="3">
          <table:table-cell table:number-columns-repeated="16382"/>
        </table:table-row>
        <table:table-row table:style-name="ro1">
          <table:table-cell table:style-name="ce1" office:value-type="string" calcext:value-type="string">
            <text:p>Rational(4)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$B55]+[.$C55]" office:value-type="float" office:value="9" calcext:value-type="float">
            <text:p>9</text:p>
          </table:table-cell>
          <table:table-cell table:style-name="ce1" table:number-columns-repeated="9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table:formula="of:=[.$Q55]-[.$D55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table:formula="of:=[.$O55]/[.$U55]" office:value-type="float" office:value="0.75" calcext:value-type="float">
            <text:p>0.75</text:p>
          </table:table-cell>
          <table:table-cell table:style-name="ce1" table:formula="of:=[.$Q55]/[.$U55]" office:value-type="float" office:value="0.75" calcext:value-type="float">
            <text:p>0.75</text:p>
          </table:table-cell>
          <table:table-cell table:style-name="ce1" table:formula="of:=[.$R55] / [.$U55]" office:value-type="float" office:value="0" calcext:value-type="float">
            <text:p>0</text:p>
          </table:table-cell>
          <table:table-cell table:style-name="ce1" table:formula="of:=[.$S55]/[.$U55]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table:number-columns-repeated="20"/>
          <table:table-cell table:style-name="ce6" table:number-columns-repeated="6"/>
          <table:table-cell table:number-columns-repeated="16356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number-columns-repeated="15"/>
          <table:table-cell table:style-name="ce1" table:formula="of:=SUM([.$Q55];[.$Q50];[.$Q44];[.$Q36];[.$Q24];[.$Q22];[.$Q8];[.$Q10])" office:value-type="float" office:value="109" calcext:value-type="float">
            <text:p>109</text:p>
          </table:table-cell>
          <table:table-cell table:style-name="ce1" table:formula="of:=SUM([.$R55];[.$R50];[.$R44];[.$R36];[.$R24];[.$R22];[.$R8];[.$R10])" office:value-type="float" office:value="14" calcext:value-type="float">
            <text:p>14</text:p>
          </table:table-cell>
          <table:table-cell table:style-name="ce1" table:formula="of:=SUM([.$S55];[.$S50];[.$S44];[.$S36];[.$S24];[.$S22];[.$S8];[.$S10])" office:value-type="float" office:value="44" calcext:value-type="float">
            <text:p>44</text:p>
          </table:table-cell>
          <table:table-cell table:style-name="ce1"/>
          <table:table-cell table:style-name="ce1" table:formula="of:=SUM([.$U55];[.$U50];[.$U44];[.$U36];[.$U24];[.$U22];[.$U8];[.$U10])" office:value-type="float" office:value="335" calcext:value-type="float">
            <text:p>335</text:p>
          </table:table-cell>
          <table:table-cell table:style-name="ce1"/>
          <table:table-cell table:style-name="ce1" table:formula="of:=[.$Q57]/[.$U57]" office:value-type="float" office:value="0.325373134328358" calcext:value-type="float">
            <text:p>0.325373134328358</text:p>
          </table:table-cell>
          <table:table-cell table:style-name="ce1" table:formula="of:=[.$R57] / [.$U57]" office:value-type="float" office:value="0.0417910447761194" calcext:value-type="float">
            <text:p>0.0417910447761194</text:p>
          </table:table-cell>
          <table:table-cell table:style-name="ce1" table:formula="of:=[.$S57]/[.$U57]" office:value-type="float" office:value="0.13134328358209" calcext:value-type="float">
            <text:p>0.13134328358209</text:p>
          </table:table-cell>
          <table:table-cell table:style-name="ce1" table:number-columns-repeated="16357"/>
        </table:table-row>
        <table:table-row table:style-name="ro1" table:number-rows-repeated="3">
          <table:table-cell table:number-columns-repeated="16382"/>
        </table:table-row>
        <table:table-row table:style-name="ro1">
          <table:table-cell office:value-type="string" calcext:value-type="string">
            <text:p>#A: any other annotations used for the reasoning. Annotations and hints for proofs are excluded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oLA: the number of lines of annotations for loop invariant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22:40:19.663800555</meta:creation-date>
    <dc:date>2024-01-27T07:52:34.239241390</dc:date>
    <meta:editing-duration>P12DT20H42M8S</meta:editing-duration>
    <meta:editing-cycles>43</meta:editing-cycles>
    <meta:generator>LibreOffice/7.4.6.2$Linux_X86_64 LibreOffice_project/40$Build-2</meta:generator>
    <meta:document-statistic meta:table-count="1" meta:cell-count="772" meta:object-count="0"/>
  </office:meta>
</office:document-meta>
</file>